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de2b0"/>
    </style:style>
    <style:style style:name="P2" style:family="paragraph" style:parent-style-name="Standard">
      <style:text-properties officeooo:paragraph-rsid="001f7054"/>
    </style:style>
    <style:style style:name="P3" style:family="paragraph" style:parent-style-name="Standard">
      <style:text-properties officeooo:rsid="00209a65" officeooo:paragraph-rsid="00209a65"/>
    </style:style>
    <style:style style:name="P4" style:family="paragraph" style:parent-style-name="Standard">
      <style:text-properties officeooo:paragraph-rsid="00209a65"/>
    </style:style>
    <style:style style:name="P5" style:family="paragraph" style:parent-style-name="Standard">
      <style:text-properties officeooo:rsid="00233a45" officeooo:paragraph-rsid="00233a45"/>
    </style:style>
    <style:style style:name="T1" style:family="text">
      <style:text-properties style:text-line-through-style="none" style:text-line-through-type="none" style:text-underline-style="none" style:text-blinking="false"/>
    </style:style>
    <style:style style:name="T2" style:family="text">
      <style:text-properties style:text-line-through-style="none" style:text-line-through-type="none" style:text-underline-style="none" officeooo:rsid="001de2b0" style:text-blinking="false"/>
    </style:style>
    <style:style style:name="T3" style:family="text">
      <style:text-properties style:text-line-through-style="none" style:text-line-through-type="none" style:text-underline-style="none" officeooo:rsid="001f7054" style:text-blinking="false"/>
    </style:style>
    <style:style style:name="T4" style:family="text">
      <style:text-properties style:text-line-through-style="none" style:text-line-through-type="none" style:text-underline-style="none" officeooo:rsid="00209a65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www.youtube.com/channel/UC-lHCBqKEtnXA0SBtdOP0bw" text:style-name="Internet_20_link" text:visited-style-name="Visited_20_Internet_20_Link">Canal Dev Samurai</text:a><text:span text:style-name="T1"> </text:span><text:span text:style-name="T2">publicado em 7 de junho de 2018.</text:span></text:p>
      <text:p text:style-name="P1"><text:span text:style-name="T2"/></text:p>
      <text:p text:style-name="P1"><text:span text:style-name="T2">GitHub | Guia Completo do Iniciante.</text:span></text:p>
      <text:p text:style-name="P1"><text:span text:style-name="T2"/></text:p>
      <text:p text:style-name="P1"><text:span text:style-name="T2">Principais comandos do Git:</text:span></text:p>
      <text:p text:style-name="P1"><text:span text:style-name="T2">* git clone _ Para baixar o projeto pela primeira vez na sua máquina.</text:span></text:p>
      <text:p text:style-name="P1"><text:span text:style-name="T2">* git add . _ Para adicionar os arquivos nos commits.</text:span></text:p>
      <text:p text:style-name="P1"><text:span text:style-name="T2">* git commit -m “mensagem” _ Para formalizar as mudanças.</text:span></text:p>
      <text:p text:style-name="P1"><text:span text:style-name="T2">* git push _ Para subir as alterações no GitHub.</text:span></text:p>
      <text:p text:style-name="P2"><text:span text:style-name="T2">* git pull _ Para receber o código atualizado por alguém ou por você mesmo.</text:span></text:p>
      <text:p text:style-name="P2"><text:span text:style-name="T2"/></text:p>
      <text:p text:style-name="P2"><text:span text:style-name="T2"/></text:p>
      <text:p text:style-name="P3"><text:span text:style-name="T2">C</text:span><text:span text:style-name="T1">onta antiga no GitHub: anacatarinalinx – </text:span><text:a xlink:type="simple" xlink:href="mailto:catarinakary@hotmail.com" text:style-name="Internet_20_link" text:visited-style-name="Visited_20_Internet_20_Link">catarinakary@hotmail.com</text:a><text:span text:style-name="T1"> - 1atarina</text:span></text:p>
      <text:p text:style-name="P2"><text:span text:style-name="T3">No</text:span><text:span text:style-name="T4">v</text:span><text:span text:style-name="T3">o e-mail para a nova conta no GitHub:</text:span></text:p>
      <text:p text:style-name="P2"><text:a xlink:type="simple" xlink:href="mailto:anakaryprofessional@outlook.com" text:style-name="Internet_20_link" text:visited-style-name="Visited_20_Internet_20_Link"><text:span text:style-name="T3">anakaryprofessional@outlook.com</text:span></text:a></text:p>
      <text:p text:style-name="P4"><text:span text:style-name="T3">senha: 1atarina</text:span></text:p>
      <text:p text:style-name="P4"><text:span text:style-name="T3"/></text:p>
      <text:p text:style-name="P4"><text:span text:style-name="T4">Nova conta no GitHub:</text:span></text:p>
      <text:p text:style-name="P4"><text:span text:style-name="T4">usuário: anakaryprossefional</text:span></text:p>
      <text:p text:style-name="P4"><text:span text:style-name="T4">senha: 1atarina</text:span></text:p>
      <text:p text:style-name="P3"><text:span text:style-name="T1">e-mail: </text:span><text:a xlink:type="simple" xlink:href="mailto:anakaryprofessional@outlook.com" text:style-name="Internet_20_link" text:visited-style-name="Visited_20_Internet_20_Link">anakaryprofessional@outlook.com</text:a></text:p>
      <text:p text:style-name="P3"><text:span text:style-name="T1"/></text:p>
      <text:p text:style-name="P5"><text:span text:style-name="T1">Aqui eu criei o meu primeiro repositório: ‘projetoAlfa’</text:span></text:p>
      <text:p text:style-name="P3"><text:span text:style-name="T1"/></text:p>
      <text:p text:style-name="P4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5:48:52.066000000</meta:creation-date>
    <dc:date>2018-07-23T16:35:00.642000000</dc:date>
    <meta:editing-duration>PT15M36S</meta:editing-duration>
    <meta:editing-cycles>3</meta:editing-cycles>
    <meta:generator>LibreOffice/5.4.0.3$Windows_X86_64 LibreOffice_project/7556cbc6811c9d992f4064ab9287069087d7f62c</meta:generator>
    <meta:document-statistic meta:table-count="0" meta:image-count="0" meta:object-count="0" meta:page-count="1" meta:paragraph-count="18" meta:word-count="117" meta:character-count="737" meta:non-whitespace-character-count="635"/>
  </office:meta>
</office:document-meta>
</file>